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center" draw:textarea-vertical-align="middle"/>
    </style:style>
    <style:style style:name="gr2" style:family="graphic" style:parent-style-name="standard">
      <style:graphic-properties draw:fill="solid" draw:fill-color="#00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ffff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6" style:family="graphic" style:parent-style-name="standard">
      <style:graphic-properties draw:marker-end="Arrow" draw:marker-end-width="0.3cm" draw:fill="solid" draw:fill-color="#00ffff" draw:textarea-horizontal-align="center" draw:textarea-vertical-align="middle" draw:shadow="visible"/>
    </style:style>
    <style:style style:name="gr7" style:family="graphic" style:parent-style-name="standard">
      <style:graphic-properties draw:stroke="none" svg:stroke-color="#000000" draw:fill="none" draw:fill-color="#ffffff" fo:min-height="0.75cm" draw:shadow="visib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.5cm" svg:height="2cm" svg:x="1.5cm" svg:y="6.5cm">
          <text:p text:style-name="P1"><text:span text:style-name="T1">character</text:span></text:p>
          <text:p text:style-name="P1"><text:span text:style-name="T2">Manages own position, physics,</text:span></text:p>
          <text:p text:style-name="P1"><text:span text:style-name="T2">drawing and animation</text:span></text:p>
        </draw:rect>
        <draw:rect draw:style-name="gr2" draw:text-style-name="P3" draw:id="id4" draw:layer="layout" svg:width="5.5cm" svg:height="3.5cm" svg:x="9.5cm" svg:y="9.5cm">
          <text:p text:style-name="P1"><text:span text:style-name="T1">levecontrol</text:span></text:p>
          <text:p text:style-name="P1"><text:span text:style-name="T2">Loads levels based on</text:span></text:p>
          <text:p text:style-name="P1"><text:span text:style-name="T2">text data, updates level</text:span></text:p>
          <text:p text:style-name="P1"><text:span text:style-name="T2">periodically. Must be told</text:span></text:p>
          <text:p text:style-name="P1"><text:span text:style-name="T2">where to find images</text:span></text:p>
          <text:p text:style-name="P1"><text:span text:style-name="T2">for level</text:span></text:p>
        </draw:rect>
        <draw:rect draw:style-name="gr1" draw:text-style-name="P2" draw:id="id6" draw:layer="layout" svg:width="5.5cm" svg:height="2.5cm" svg:x="2cm" svg:y="10.5cm">
          <text:p text:style-name="P1"><text:span text:style-name="T1">blocks</text:span></text:p>
          <text:p text:style-name="P1"><text:span text:style-name="T2">Creates blocks and</text:span></text:p>
          <text:p text:style-name="P1"><text:span text:style-name="T2">forms groups from them</text:span></text:p>
        </draw:rect>
        <draw:rect draw:style-name="gr3" draw:text-style-name="P1" draw:id="id3" draw:layer="layout" svg:width="11cm" svg:height="4cm" svg:x="7cm" svg:y="14.5cm">
          <text:p text:style-name="P1"><text:span text:style-name="T3">main</text:span></text:p>
          <text:p text:style-name="P1">Orders levels, gets events and</text:p>
          <text:p text:style-name="P1">redirects them to the correct module</text:p>
        </draw:rect>
        <draw:rect draw:style-name="gr4" draw:text-style-name="P2" draw:id="id2" draw:layer="layout" svg:width="7.5cm" svg:height="2cm" svg:x="2cm" svg:y="2cm">
          <text:p text:style-name="P1"><text:span text:style-name="T1">animload</text:span></text:p>
          <text:p text:style-name="P1"><text:span text:style-name="T2">Loads filmstrip animations into arrays</text:span></text:p>
        </draw:rect>
        <draw:rect draw:style-name="gr5" draw:text-style-name="P2" draw:id="id5" draw:layer="layout" svg:width="6.465cm" svg:height="3.224cm" svg:x="11.535cm" svg:y="4.776cm">
          <text:p text:style-name="P1"><text:span text:style-name="T1">sound</text:span></text:p>
          <text:p text:style-name="P1"><text:span text:style-name="T2">Controls sound and music</text:span></text:p>
          <text:p text:style-name="P1"><text:span text:style-name="T2">playback, maintains a dictionary</text:span></text:p>
          <text:p text:style-name="P1"><text:span text:style-name="T2">of sounds which can be altered</text:span></text:p>
          <text:p text:style-name="P1"><text:span text:style-name="T2">depending on the level</text:span></text:p>
        </draw:rect>
        <draw:connector draw:style-name="gr6" draw:text-style-name="P4" draw:layer="layout" draw:type="line" svg:x1="4.75cm" svg:y1="6.5cm" svg:x2="5.75cm" svg:y2="4cm" draw:start-shape="id1" draw:start-glue-point="0" draw:end-shape="id2" draw:end-glue-point="2">
          <text:p text:style-name="P5"/>
        </draw:connector>
        <draw:connector draw:style-name="gr6" draw:text-style-name="P4" draw:layer="layout" draw:type="line" svg:x1="23.266cm" svg:y1="2.516cm" svg:x2="27.358cm" svg:y2="2.504cm">
          <text:p text:style-name="P5"/>
        </draw:connector>
        <draw:frame draw:style-name="gr7" draw:text-style-name="P5" draw:layer="layout" svg:width="4.5cm" svg:height="1cm" svg:x="23cm" svg:y="1.5cm">
          <draw:text-box>
            <text:p text:style-name="P5">Call direction</text:p>
          </draw:text-box>
        </draw:frame>
        <draw:rect draw:style-name="gr1" draw:text-style-name="P2" draw:id="id9" draw:layer="layout" svg:width="4.7cm" svg:height="2.5cm" svg:x="16cm" svg:y="8.5cm">
          <text:p text:style-name="P1"><text:span text:style-name="T1">pausemenu</text:span></text:p>
          <text:p text:style-name="P1"><text:span text:style-name="T2">Creates a pause menu</text:span></text:p>
          <text:p text:style-name="P1"><text:span text:style-name="T2">and sends data back</text:span></text:p>
          <text:p text:style-name="P1"><text:span text:style-name="T2">to levelcontrol</text:span></text:p>
        </draw:rect>
        <draw:rect draw:style-name="gr2" draw:text-style-name="P2" draw:id="id7" draw:layer="layout" svg:width="4.5cm" svg:height="3cm" svg:x="23cm" svg:y="15.5cm">
          <text:p text:style-name="P1"><text:span text:style-name="T1">levelintros</text:span></text:p>
          <text:p text:style-name="P1"><text:span text:style-name="T2">Creates introduction</text:span></text:p>
          <text:p text:style-name="P1"><text:span text:style-name="T2">screens for each</text:span></text:p>
          <text:p text:style-name="P1"><text:span text:style-name="T2">level</text:span></text:p>
        </draw:rect>
        <draw:rect draw:style-name="gr1" draw:text-style-name="P3" draw:id="id8" draw:layer="layout" svg:width="5cm" svg:height="2.5cm" svg:x="22.5cm" svg:y="10.5cm">
          <text:p text:style-name="P1"><text:span text:style-name="T1">mainmenu</text:span></text:p>
          <text:p text:style-name="P1"><text:span text:style-name="T2">The game's main menu</text:span></text:p>
          <text:p text:style-name="P1"><text:span text:style-name="T2">screen</text:span></text:p>
        </draw:rect>
        <draw:connector draw:style-name="gr8" draw:text-style-name="P4" draw:layer="layout" draw:type="line" svg:x1="12.5cm" svg:y1="14.5cm" svg:x2="12.25cm" svg:y2="13cm" draw:start-shape="id3" draw:start-glue-point="0" draw:end-shape="id4" draw:end-glue-point="2">
          <text:p text:style-name="P5"/>
        </draw:connector>
        <draw:connector draw:style-name="gr8" draw:text-style-name="P4" draw:layer="layout" draw:type="line" svg:x1="9.5cm" svg:y1="11.25cm" svg:x2="4.75cm" svg:y2="8.5cm" draw:start-shape="id4" draw:start-glue-point="3" draw:end-shape="id1" draw:end-glue-point="2">
          <text:p text:style-name="P5"/>
        </draw:connector>
        <draw:connector draw:style-name="gr8" draw:text-style-name="P4" draw:layer="layout" draw:type="line" svg:x1="8cm" svg:y1="7.5cm" svg:x2="11.535cm" svg:y2="6.388cm" draw:start-shape="id1" draw:start-glue-point="1" draw:end-shape="id5" draw:end-glue-point="3">
          <text:p text:style-name="P5"/>
        </draw:connector>
        <draw:connector draw:style-name="gr8" draw:text-style-name="P4" draw:layer="layout" draw:type="line" svg:x1="9.5cm" svg:y1="11.25cm" svg:x2="7.5cm" svg:y2="11.75cm" draw:start-shape="id4" draw:start-glue-point="3" draw:end-shape="id6" draw:end-glue-point="1">
          <text:p text:style-name="P5"/>
        </draw:connector>
        <draw:connector draw:style-name="gr8" draw:text-style-name="P4" draw:layer="layout" draw:type="line" svg:x1="12.25cm" svg:y1="9.5cm" svg:x2="14.767cm" svg:y2="8cm" draw:start-shape="id4" draw:start-glue-point="0" draw:end-shape="id5" draw:end-glue-point="2">
          <text:p text:style-name="P5"/>
        </draw:connector>
        <draw:connector draw:style-name="gr8" draw:text-style-name="P4" draw:layer="layout" draw:type="line" svg:x1="18cm" svg:y1="16.5cm" svg:x2="23cm" svg:y2="17cm" draw:start-shape="id3" draw:start-glue-point="1" draw:end-shape="id7" draw:end-glue-point="3">
          <text:p text:style-name="P5"/>
        </draw:connector>
        <draw:connector draw:style-name="gr8" draw:text-style-name="P4" draw:layer="layout" draw:type="line" svg:x1="18cm" svg:y1="16.5cm" svg:x2="25cm" svg:y2="13cm" draw:start-shape="id3" draw:start-glue-point="1" draw:end-shape="id8" draw:end-glue-point="2">
          <text:p text:style-name="P5"/>
        </draw:connector>
        <draw:connector draw:style-name="gr8" draw:text-style-name="P4" draw:layer="layout" draw:type="line" svg:x1="25cm" svg:y1="10.5cm" svg:x2="18cm" svg:y2="6.388cm" draw:start-shape="id8" draw:start-glue-point="0" draw:end-shape="id5" draw:end-glue-point="1">
          <text:p text:style-name="P5"/>
        </draw:connector>
        <draw:connector draw:style-name="gr8" draw:text-style-name="P4" draw:layer="layout" draw:type="line" svg:x1="15cm" svg:y1="11.25cm" svg:x2="16cm" svg:y2="9.75cm" draw:start-shape="id4" draw:start-glue-point="1" draw:end-shape="id9" draw:end-glue-point="3">
          <text:p text:style-name="P5"/>
        </draw:connector>
        <draw:rect draw:style-name="gr9" draw:text-style-name="P3" draw:id="id10" draw:layer="layout" svg:width="4.5cm" svg:height="2cm" svg:x="16.5cm" svg:y="11.5cm">
          <text:p text:style-name="P1"><text:span text:style-name="T1">fading</text:span></text:p>
          <text:p text:style-name="P1"><text:span text:style-name="T2">Controls fading in and</text:span></text:p>
          <text:p text:style-name="P1"><text:span text:style-name="T2">out of game scenes</text:span></text:p>
        </draw:rect>
        <draw:connector draw:style-name="gr8" draw:text-style-name="P4" draw:layer="layout" draw:type="line" svg:x1="15cm" svg:y1="11.25cm" svg:x2="16.5cm" svg:y2="12.5cm" draw:start-shape="id4" draw:start-glue-point="1" draw:end-shape="id10">
          <text:p text:style-name="P5"/>
        </draw:connector>
        <draw:connector draw:style-name="gr8" draw:text-style-name="P4" draw:layer="layout" draw:type="line" svg:x1="22.5cm" svg:y1="11.75cm" svg:x2="21cm" svg:y2="12.5cm" draw:start-shape="id8" draw:start-glue-point="3" draw:end-shape="id10" draw:end-glue-point="1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2" draw:display-name="Gradient 1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2" draw:fill-hatch-name="Hatch_20_1" draw:fill-image-name="Bitmape_20_1" fo:padding-top="0.125cm" fo:padding-bottom="0.125cm" fo:padding-left="0.25cm" fo:padding-right="0.25cm" draw:shadow="visible" draw:shadow-offset-x="0.1cm" draw:shadow-offset-y="0.1cm" draw:shadow-color="#808080" draw:shadow-opacity="7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David Barker</meta:initial-creator>
    <meta:creation-date>2007-12-11T11:48:57</meta:creation-date>
    <dc:creator>David Barker</dc:creator>
    <dc:date>2008-01-27T10:48:18</dc:date>
    <dc:language>en-US</dc:language>
    <meta:editing-cycles>24</meta:editing-cycles>
    <meta:editing-duration>PT1H39M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